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ro12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7</text:p>
          </table:table-cell>
          <table:table-cell office:value-type="string" table:style-name="ce3">
            <text:p>50% Negrette, 25% Cabernet, 25% Syrah. Arome proaspete 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50% Syrah. Arome intense 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2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60% Negrette, 40% Syrah. Un an exceptional, arome de violete din sudul Frantei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20% Negrette, 30% Cabernet, 50% Syrah. Maturat in baric min 12 luni. Arome delicioase de stejar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100% Negrette. Personalitate puternica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25% Cabernet, 25% Syrah. Selectii clasice intr-o interpretare moderna <text:s/>&lt;br&gt;&lt;br&gt;Chateau Clos Mignon este situat intre Garona si Tarn, langa Toulouse in renumita regiune viticola Fronton. Podgoria a devenit Appelation d’Origine Contrôlée in 1975, inca de atunci afiseaza etichete cu denumir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7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olinear</meta:initial-creator>
    <dc:creator>Colinear</dc:creator>
    <meta:creation-date>2019-09-16T13:50:09Z</meta:creation-date>
    <dc:date>2020-01-09T12:48:34Z</dc:date>
    <meta:editing-cycles>54</meta:editing-cycles>
    <meta:editing-duration>PT13755S</meta:editing-duration>
  </office:meta>
</office:document-meta>
</file>